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1.34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800000" draw:marker-start-width="0.427cm" draw:marker-end-width="0.427cm" draw:fill="solid" draw:fill-color="#47b8b8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52cm" svg:stroke-color="#800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051cm" svg:stroke-color="#000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75cm" fo:min-width="15.375cm"/>
    </style:style>
    <style:style style:name="gr9" style:family="graphic" style:parent-style-name="standard">
      <style:graphic-properties draw:stroke="dash" draw:stroke-dash="Fine_20_Dashed" svg:stroke-color="#800000" draw:fill="none" draw:fill-color="#ffffff" draw:auto-grow-height="true" draw:auto-grow-width="false" fo:max-height="0cm" fo:min-height="3.846cm"/>
    </style:style>
    <style:style style:name="gr10" style:family="graphic" style:parent-style-name="standard">
      <style:graphic-properties draw:stroke="dash" draw:stroke-dash="Fine_20_Dashed" svg:stroke-color="#00008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dash" draw:stroke-dash="Line_20_Style_20_9" svg:stroke-color="#0000ff" draw:fill="none" draw:fill-color="#ffffff" draw:textarea-horizontal-align="left" draw:auto-grow-height="true" draw:auto-grow-width="false" fo:min-height="9.91cm" fo:min-width="20.597cm"/>
    </style:style>
    <style:style style:name="gr13" style:family="graphic" style:parent-style-name="standard">
      <style:graphic-properties draw:stroke="dash" draw:stroke-dash="_33__20_Dashes_20_3_20_Dots_20__28_var_29_" svg:stroke-width="0cm" svg:stroke-color="#0000ff" draw:marker-start-width="0.2cm" draw:marker-end-width="0.2cm" draw:fill="none" draw:fill-color="#ffffff" draw:textarea-horizontal-align="left" draw:auto-grow-height="true" draw:auto-grow-width="true" fo:min-height="9.91cm" fo:min-width="0cm" fo:padding-top="0.125cm" fo:padding-bottom="0.125cm" fo:padding-left="0.25cm" fo:padding-right="0.25cm"/>
    </style:style>
    <style:style style:name="pr1" style:family="presentation" style:parent-style-name="Default-title">
      <style:graphic-properties draw:fill-color="#ffffff" draw:auto-grow-height="true" fo:min-height="3.00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2.458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/>
    </style:style>
    <style:style style:name="P3" style:family="paragraph">
      <style:text-properties fo:color="#000080"/>
    </style:style>
    <style:style style:name="P4" style:family="paragraph">
      <style:paragraph-properties fo:margin-left="0cm" fo:margin-right="0cm" fo:text-indent="0cm"/>
      <style:text-properties fo:color="#800000"/>
    </style:style>
    <style:style style:name="P5" style:family="paragraph">
      <style:text-properties fo:color="#800000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  <style:text-properties fo:font-size="16pt"/>
    </style:style>
    <style:style style:name="P9" style:family="paragraph">
      <style:paragraph-properties fo:margin-left="0cm" fo:margin-right="0cm" fo:text-indent="0cm"/>
      <style:text-properties fo:font-size="14pt"/>
    </style:style>
    <style:style style:name="P10" style:family="paragraph">
      <style:paragraph-properties fo:margin-left="0cm" fo:margin-right="0cm" fo:text-indent="0cm"/>
      <style:text-properties fo:font-size="13pt"/>
    </style:style>
    <style:style style:name="T1" style:family="text">
      <style:text-properties fo:color="#000080"/>
    </style:style>
    <style:style style:name="T2" style:family="text">
      <style:text-properties fo:color="#800000"/>
    </style:style>
    <style:style style:name="T3" style:family="text">
      <style:text-properties fo:color="#000080" fo:font-size="16pt"/>
    </style:style>
    <style:style style:name="T4" style:family="text">
      <style:text-properties fo:font-size="16pt"/>
    </style:style>
    <style:style style:name="T5" style:family="text">
      <style:text-properties fo:color="#008000" fo:font-size="16pt"/>
    </style:style>
    <style:style style:name="T6" style:family="text">
      <style:text-properties fo:color="#808000" fo:font-size="16pt"/>
    </style:style>
    <style:style style:name="T7" style:family="text">
      <style:text-properties fo:color="#b3b300" fo:font-size="16pt"/>
    </style:style>
    <style:style style:name="T8" style:family="text">
      <style:text-properties fo:color="#808080" fo:font-size="16pt"/>
    </style:style>
    <style:style style:name="T9" style:family="text">
      <style:text-properties fo:color="#333333" fo:font-size="16pt"/>
    </style:style>
    <style:style style:name="T10" style:family="text">
      <style:text-properties fo:font-size="14pt"/>
    </style:style>
    <style:style style:name="T11" style:family="text">
      <style:text-properties fo:color="#000080" fo:font-size="13pt"/>
    </style:style>
    <style:style style:name="T12" style:family="text">
      <style:text-properties fo:font-size="13pt"/>
    </style:style>
    <style:style style:name="T13" style:family="text">
      <style:text-properties fo:color="#008000"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AgentMover</text:p>
          </draw:text-box>
        </draw:frame>
        <draw:frame draw:style-name="gr1" draw:text-style-name="P1" draw:layer="layout" svg:width="24.264cm" svg:height="1.675cm" svg:x="1.771cm" svg:y="5.08cm">
          <draw:text-box>
            <text:p text:style-name="P1"><text:s/>Donner une liberté au developpeur pour choisir le mode de déplacement des agents</text:p>
            <text:p text:style-name="P1"><text:s/>dans le réseaux.</text:p>
          </draw:text-box>
        </draw:frame>
        <draw:frame draw:style-name="gr2" draw:layer="layout" svg:width="3.008cm" svg:height="0.963cm" svg:x="0.802cm" svg:y="3.81cm">
          <draw:text-box>
            <text:p text:style-name="P1">Objectif :</text:p>
          </draw:text-box>
        </draw:frame>
        <draw:frame draw:style-name="gr2" draw:layer="layout" svg:width="3.457cm" svg:height="0.963cm" svg:x="0.988cm" svg:y="7.927cm">
          <draw:text-box>
            <text:p text:style-name="P1">Exemples:</text:p>
          </draw:text-box>
        </draw:frame>
        <draw:frame draw:style-name="gr2" draw:text-style-name="P3" draw:layer="layout" svg:width="5.675cm" svg:height="0.963cm" svg:x="1.905cm" svg:y="9.525cm">
          <draw:text-box>
            <text:p text:style-name="P2"><text:span text:style-name="T1">LinearAgentMover</text:span></text:p>
          </draw:text-box>
        </draw:frame>
        <draw:frame draw:style-name="gr2" draw:text-style-name="P5" draw:layer="layout" svg:width="6.31cm" svg:height="0.963cm" svg:x="1.945cm" svg:y="11.102cm">
          <draw:text-box>
            <text:p text:style-name="P4"><text:span text:style-name="T2">RandomAgentMover</text:span></text:p>
          </draw:text-box>
        </draw:frame>
        <draw:line draw:style-name="gr3" draw:text-style-name="P6" draw:layer="layout" svg:x1="10.795cm" svg:y1="10.16cm" svg:x2="13.97cm" svg:y2="10.16cm">
          <text:p text:style-name="P1"/>
        </draw:line>
        <draw:line draw:style-name="gr4" draw:text-style-name="P6" draw:layer="layout" svg:x1="13.97cm" svg:y1="10.16cm" svg:x2="17.145cm" svg:y2="12.065cm">
          <text:p text:style-name="P1"/>
        </draw:line>
        <draw:line draw:style-name="gr5" draw:text-style-name="P6" draw:layer="layout" svg:x1="13.97cm" svg:y1="10.16cm" svg:x2="17.78cm" svg:y2="8.255cm">
          <text:p text:style-name="P1"/>
        </draw:line>
        <draw:line draw:style-name="gr6" draw:text-style-name="P6" draw:layer="layout" svg:x1="10.795cm" svg:y1="10.16cm" svg:x2="13.97cm" svg:y2="8.255cm">
          <text:p text:style-name="P1"/>
        </draw:line>
        <draw:line draw:style-name="gr6" draw:text-style-name="P6" draw:layer="layout" svg:x1="13.97cm" svg:y1="8.255cm" svg:x2="17.78cm" svg:y2="8.255cm">
          <text:p text:style-name="P1"/>
        </draw:line>
        <draw:line draw:style-name="gr6" draw:text-style-name="P6" draw:layer="layout" svg:x1="17.78cm" svg:y1="8.255cm" svg:x2="17.145cm" svg:y2="12.065cm">
          <text:p text:style-name="P1"/>
        </draw:line>
        <draw:line draw:style-name="gr6" draw:text-style-name="P6" draw:layer="layout" svg:x1="10.795cm" svg:y1="10.16cm" svg:x2="14.605cm" svg:y2="12.065cm">
          <text:p text:style-name="P1"/>
        </draw:line>
        <draw:line draw:style-name="gr6" draw:text-style-name="P6" draw:layer="layout" svg:x1="14.605cm" svg:y1="12.065cm" svg:x2="17.145cm" svg:y2="12.065cm">
          <text:p text:style-name="P1"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4.299cm" svg:height="2.458cm" svg:x="1.35cm" svg:y="0.717cm" presentation:class="title" presentation:user-transformed="true">
          <draw:text-box>
            <text:p text:style-name="P1">Implanter <text:s/>un AgentMover</text:p>
          </draw:text-box>
        </draw:frame>
        <draw:frame draw:style-name="gr8" draw:text-style-name="P8" draw:layer="layout" svg:width="20.32cm" svg:height="14.825cm" svg:x="1.905cm" svg:y="2.955cm">
          <draw:text-box>
            <text:p text:style-name="P8"><text:span text:style-name="T3">public abstract class AgentMover </text:span><text:span text:style-name="T4">{</text:span></text:p>
            <text:p text:style-name="P8"><text:span text:style-name="T4"><text:s text:c="2"/></text:span></text:p>
            <text:p text:style-name="P8"><text:span text:style-name="T4"><text:s text:c="4"/></text:span><text:span text:style-name="T5">private </text:span><text:span text:style-name="T4">Agent agent=null;</text:span></text:p>
            <text:p text:style-name="P8"><text:span text:style-name="T4"/></text:p>
            <text:p text:style-name="P8"><text:span text:style-name="T4"><text:s text:c="4"/></text:span><text:span text:style-name="T5">public</text:span><text:span text:style-name="T4"> </text:span><text:span text:style-name="T6">AgentMover(Agent ag)</text:span><text:span text:style-name="T4"> {</text:span></text:p>
            <text:p text:style-name="P8"><text:span text:style-name="T4"><text:s text:c="8"/></text:span><text:span text:style-name="T4">agent = ag;</text:span></text:p>
            <text:p text:style-name="P8"><text:span text:style-name="T4"><text:s text:c="4"/></text:span><text:span text:style-name="T4">}</text:span></text:p>
            <text:p text:style-name="P8"><text:span text:style-name="T4"/></text:p>
            <text:p text:style-name="P8"><text:span text:style-name="T4"><text:s text:c="4"/></text:span><text:span text:style-name="T5">protected final</text:span><text:span text:style-name="T4"> </text:span><text:span text:style-name="T6">Agent agent()</text:span><text:span text:style-name="T7"> </text:span><text:span text:style-name="T4">{</text:span></text:p>
            <text:p text:style-name="P8"><text:span text:style-name="T4"><text:s text:c="8"/></text:span><text:span text:style-name="T4">return agent;</text:span></text:p>
            <text:p text:style-name="P8"><text:span text:style-name="T4"><text:s text:c="4"/></text:span><text:span text:style-name="T4">}</text:span></text:p>
            <text:p text:style-name="P8"><text:span text:style-name="T4"/></text:p>
            <text:p text:style-name="P8"><text:span text:style-name="T4"><text:s text:c="4"/></text:span><text:span text:style-name="T5">public</text:span><text:span text:style-name="T4"> </text:span><text:span text:style-name="T6">void move()</text:span><text:span text:style-name="T4"> throws InterruptedException {</text:span></text:p>
            <text:p text:style-name="P8"><text:span text:style-name="T4"><text:s text:c="8"/></text:span><text:span text:style-name="T4">move(findNextDoor());</text:span></text:p>
            <text:p text:style-name="P8"><text:span text:style-name="T4"><text:s text:c="4"/></text:span><text:span text:style-name="T4">}</text:span></text:p>
            <text:p text:style-name="P8"><text:span text:style-name="T4"><text:s text:c="4"/></text:span></text:p>
            <text:p text:style-name="P8"><text:span text:style-name="T4"><text:s text:c="4"/></text:span><text:span text:style-name="T5">public final</text:span><text:span text:style-name="T4"> </text:span><text:span text:style-name="T6">void move(int door)</text:span><text:span text:style-name="T4"> throws InterruptedException {</text:span></text:p>
            <text:p text:style-name="P8"><text:span text:style-name="T4"><text:s text:c="8"/></text:span><text:span text:style-name="T4">agent.moveToDoor(door);</text:span></text:p>
            <text:p text:style-name="P8"><text:span text:style-name="T4"><text:s text:c="4"/></text:span><text:span text:style-name="T4">}</text:span></text:p>
            <text:p text:style-name="P8"><text:span text:style-name="T4"/></text:p>
            <text:p text:style-name="P8"><text:span text:style-name="T4"><text:s text:c="4"/></text:span><text:span text:style-name="T5">protected</text:span><text:span text:style-name="T4"> </text:span><text:span text:style-name="T8">abstract </text:span><text:span text:style-name="T9">int findNextDoor()</text:span><text:span text:style-name="T4">;</text:span></text:p>
            <text:p text:style-name="P8"><text:span text:style-name="T4"/></text:p>
            <text:p text:style-name="P8"><text:span text:style-name="T4">}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Rencontres entre agents</text:p>
          </draw:text-box>
        </draw:frame>
        <draw:frame draw:style-name="gr2" draw:layer="layout" svg:width="3.144cm" svg:height="0.963cm" svg:x="1.786cm" svg:y="5.026cm">
          <draw:text-box>
            <text:p text:style-name="P1">Principe :</text:p>
          </draw:text-box>
        </draw:frame>
        <draw:frame draw:style-name="gr2" draw:layer="layout" svg:width="6.484cm" svg:height="0.963cm" svg:x="2.406cm" svg:y="9.197cm">
          <draw:text-box>
            <text:p text:style-name="P1">La méthode Planning</text:p>
          </draw:text-box>
        </draw:frame>
        <draw:frame draw:style-name="gr2" draw:layer="layout" svg:width="6.416cm" svg:height="0.963cm" svg:x="15.174cm" svg:y="8.89cm">
          <draw:text-box>
            <text:p text:style-name="P1">Le MeetingOrganizer</text:p>
          </draw:text-box>
        </draw:frame>
        <draw:frame draw:style-name="gr2" draw:layer="layout" svg:width="20.2cm" svg:height="1.675cm" svg:x="5.06cm" svg:y="5.715cm">
          <draw:text-box>
            <text:p text:style-name="P1">L'oganisation des rencontres repose sur deux volés, un algorithme de </text:p>
            <text:p text:style-name="P1">rencontres, et une planning de ces rencontres.</text:p>
          </draw:text-box>
        </draw:frame>
        <draw:frame draw:style-name="gr9" draw:text-style-name="P9" draw:layer="layout" svg:width="12.065cm" svg:height="4.096cm" svg:x="0.635cm" svg:y="10.509cm">
          <draw:text-box>
            <text:p text:style-name="P9"><text:span text:style-name="T10"><text:s/></text:span><text:span text:style-name="T10">protected void planning(SynchronizedAgent agent){</text:span></text:p>
            <text:p text:style-name="P9"><text:span text:style-name="T10"><text:tab/></text:span><text:span text:style-name="T10">if( meet == true )</text:span></text:p>
            <text:p text:style-name="P9"><text:span text:style-name="T10"><text:tab/></text:span><text:span text:style-name="T10"> <text:s text:c="3"/></text:span><text:span text:style-name="T10">meetedAgentsnames.put(new Integer(meetingnum+1),agent.toString());</text:span></text:p>
            <text:p text:style-name="P9"><text:span text:style-name="T10"><text:s text:c="4"/></text:span><text:span text:style-name="T10">}</text:span></text:p>
          </draw:text-box>
        </draw:frame>
        <draw:frame draw:style-name="gr10" draw:text-style-name="P9" draw:layer="layout" svg:width="14.3cm" svg:height="4.136cm" svg:x="12.7cm" svg:y="10.469cm">
          <draw:text-box>
            <text:p text:style-name="P9"><text:span text:style-name="T10">public interface MeetingOrganizer {</text:span></text:p>
            <text:p text:style-name="P9"><text:span text:style-name="T10"><text:s/></text:span></text:p>
            <text:p text:style-name="P9"><text:span text:style-name="T10"><text:s text:c="4"/></text:span><text:span text:style-name="T10">public void howToMeetTogether(Collection netAgents);</text:span></text:p>
            <text:p text:style-name="P9"><text:span text:style-name="T10"/></text:p>
            <text:p text:style-name="P9"><text:span text:style-name="T10"><text:s text:c="4"/></text:span><text:span text:style-name="T10">public void whatToDoIfMeeted(Collection meetedAgents, SynchronizedAgent agentManager);</text:span></text:p>
            <text:p text:style-name="P9"><text:span text:style-name="T10"/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4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Expérimentation</text:p>
          </draw:text-box>
        </draw:frame>
        <draw:frame draw:style-name="gr2" draw:layer="layout" svg:width="16.889cm" svg:height="0.963cm" svg:x="1.905cm" svg:y="5.08cm">
          <draw:text-box>
            <text:p text:style-name="P1">Hiérarchie AbstractStatReport et la hiérarchie AbstractStat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4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La classe Bag</text:p>
          </draw:text-box>
        </draw:frame>
        <draw:frame draw:style-name="gr11" draw:text-style-name="P1" draw:layer="layout" svg:width="15.875cm" svg:height="0.963cm" svg:x="2.54cm" svg:y="4.445cm">
          <draw:text-box>
            <text:p text:style-name="P1"/>
          </draw:text-box>
        </draw:frame>
        <draw:frame draw:style-name="gr12" draw:text-style-name="P10" draw:layer="layout" svg:width="11.572cm" svg:height="10.16cm" svg:x="0.67cm" svg:y="3.81cm">
          <draw:text-box>
            <text:p text:style-name="P10"><text:span text:style-name="T11">public class Bag</text:span><text:span text:style-name="T12"> {</text:span></text:p>
            <text:p text:style-name="P10"><text:span text:style-name="T12"/></text:p>
            <text:p text:style-name="P10"><text:span text:style-name="T12"><text:s text:c="4"/></text:span><text:span text:style-name="T13">private</text:span><text:span text:style-name="T12"> Hashtable&lt;Object, Long&gt; table;</text:span></text:p>
            <text:p text:style-name="P10"><text:span text:style-name="T12"/></text:p>
            <text:p text:style-name="P10"><text:span text:style-name="T12"><text:s text:c="2"/></text:span><text:span text:style-name="T13"><text:s text:c="2"/></text:span><text:span text:style-name="T13">public</text:span><text:span text:style-name="T12"> Bag() {</text:span></text:p>
            <text:p text:style-name="P10"><text:span text:style-name="T12"><text:tab/></text:span><text:span text:style-name="T12">table = new Hashtable();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<text:s text:c="4"/></text:span><text:span text:style-name="T13">public</text:span><text:span text:style-name="T12"> long getOccurrencesOf(Object o) {</text:span></text:p>
            <text:p text:style-name="P10"><text:span text:style-name="T12"><text:tab/></text:span><text:span text:style-name="T12">Long occurrences = table.get(o);</text:span></text:p>
            <text:p text:style-name="P10"><text:span text:style-name="T12"/></text:p>
            <text:p text:style-name="P10"><text:span text:style-name="T12"><text:tab/></text:span><text:span text:style-name="T12">if (occurrences == null)</text:span></text:p>
            <text:p text:style-name="P10"><text:span text:style-name="T12"><text:tab/></text:span><text:span text:style-name="T12"> <text:s text:c="3"/></text:span><text:span text:style-name="T12">return 0;</text:span></text:p>
            <text:p text:style-name="P10"><text:span text:style-name="T12"><text:tab/></text:span><text:span text:style-name="T12">else</text:span></text:p>
            <text:p text:style-name="P10"><text:span text:style-name="T12"><text:tab/></text:span><text:span text:style-name="T12"> <text:s text:c="3"/></text:span><text:span text:style-name="T12">return occurrences.intValue();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<text:s text:c="2"/></text:span></text:p>
            <text:p text:style-name="P10"><text:span text:style-name="T12"/></text:p>
          </draw:text-box>
        </draw:frame>
        <draw:frame draw:style-name="gr13" draw:text-style-name="P10" draw:layer="layout" svg:width="14.112cm" svg:height="10.16cm" svg:x="12.323cm" svg:y="3.81cm">
          <draw:text-box>
            <text:p text:style-name="P10"><text:span text:style-name="T12"><text:s text:c="2"/></text:span><text:span text:style-name="T13">public</text:span><text:span text:style-name="T12"> void add (Object o, long occurrences) {</text:span></text:p>
            <text:p text:style-name="P10"><text:span text:style-name="T12"><text:tab/></text:span><text:span text:style-name="T12">long newOccurrences = getOccurrencesOf(o) + occurrences;</text:span></text:p>
            <text:p text:style-name="P10"><text:span text:style-name="T12"/></text:p>
            <text:p text:style-name="P10"><text:span text:style-name="T12"><text:tab/></text:span><text:span text:style-name="T12">table.put(o, new Long(newOccurrences));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<text:s text:c="3"/></text:span><text:span text:style-name="T13"><text:s/></text:span><text:span text:style-name="T13">public</text:span><text:span text:style-name="T12"> void add (Object o) {</text:span></text:p>
            <text:p text:style-name="P10"><text:span text:style-name="T12"><text:tab/></text:span><text:span text:style-name="T12">add(o, 1);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<text:s text:c="2"/></text:span><text:span text:style-name="T13"><text:s text:c="2"/></text:span><text:span text:style-name="T13">public</text:span><text:span text:style-name="T12"> Hashtable&lt;Object, Long&gt; asHashTable () {</text:span></text:p>
            <text:p text:style-name="P10"><text:span text:style-name="T12"><text:tab/></text:span><text:span text:style-name="T12">return table;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<text:s text:c="2"/></text:span><text:span text:style-name="T13"><text:s text:c="2"/></text:span><text:span text:style-name="T13">public</text:span><text:span text:style-name="T12"> Set&lt;Object&gt; keySet() {</text:span></text:p>
            <text:p text:style-name="P10"><text:span text:style-name="T12"><text:tab/></text:span><text:span text:style-name="T12">return table.keySet();</text:span></text:p>
            <text:p text:style-name="P10"><text:span text:style-name="T12"><text:s text:c="4"/></text:span><text:span text:style-name="T12">}</text:span></text:p>
            <text:p text:style-name="P10"><text:span text:style-name="T12">}</text:span></text:p>
            <text:p text:style-name="P10"><text:span text:style-name="T12"/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3.724cm" svg:x="2.794cm" svg:y="4.56cm"/>
      <draw:page-thumbnail draw:layer="backgroundobjects" svg:width="5.587cm" svg:height="3.724cm" svg:x="11.176cm" svg:y="4.56cm"/>
      <draw:page-thumbnail draw:layer="backgroundobjects" svg:width="5.587cm" svg:height="3.724cm" svg:x="19.558cm" svg:y="4.56cm"/>
      <draw:page-thumbnail draw:layer="backgroundobjects" svg:width="5.587cm" svg:height="3.724cm" svg:x="2.794cm" svg:y="13.304cm"/>
      <draw:page-thumbnail draw:layer="backgroundobjects" svg:width="5.587cm" svg:height="3.724cm" svg:x="11.176cm" svg:y="13.304cm"/>
      <draw:page-thumbnail draw:layer="backgroundobjects" svg:width="5.587cm" svg:height="3.724cm" svg:x="19.558cm" svg:y="13.304cm"/>
    </style:handout-master>
    <style:master-page style:name="Default" style:page-layout-name="PM1" draw:style-name="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pr1" draw:text-style-name="P1" draw:layer="backgroundobjects" svg:width="6.29cm" svg:height="1.241cm" svg:x="1.35cm" svg:y="16.39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558cm" svg:height="1.241cm" svg:x="9.234cm" svg:y="16.39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29cm" svg:height="1.241cm" svg:x="19.359cm" svg:y="16.39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Hicham GHRISS</meta:initial-creator>
    <meta:creation-date>2006-04-24T08:50:47</meta:creation-date>
    <dc:creator>Hicham GHRISS</dc:creator>
    <dc:date>2006-04-26T12:00:24</dc:date>
    <dc:language>en-US</dc:language>
    <meta:editing-cycles>5</meta:editing-cycles>
    <meta:editing-duration>PT1H58M21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